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For next draft:</text:p>
      <text:p text:style-name="P1"/>
      <text:p text:style-name="P1">Use 2008 NHIS</text:p>
      <text:p text:style-name="P1"/>
      <text:p text:style-name="P1">NHIS restrictions: age 19-64, with Medicaid or without insurance</text:p>
      <text:p text:style-name="P1"/>
      <text:p text:style-name="P1">3 Income bins</text:p>
      <text:p text:style-name="P1"/>
      <text:p text:style-name="P1">ensemble method</text:p>
      <text:p text:style-name="P1"/>
      <text:p text:style-name="P1">How double--crossover affects our PATT estimates</text:p>
      <text:p text:style-name="P1"/>
      <text:p text:style-name="P1">Move # of visits to appendix</text:p>
      <text:p text:style-name="P1"/>
      <text:p text:style-name="P1"/>
      <text:p text:style-name="P1">—</text:p>
      <text:p text:style-name="P1">4/28 meeting notes</text:p>
      <text:p text:style-name="P1"/>
      <text:p text:style-name="P1">Introduce S</text:p>
      <text:p text:style-name="P1"/>
      <text:p text:style-name="P1">Make clear we modified Theorem 1</text:p>
      <text:p text:style-name="P1"/>
      <text:p text:style-name="P1">Ft. note 3 unclear</text:p>
      <text:p text:style-name="P1"/>
      <text:p text:style-name="P1">Most of crossover is one-way</text:p>
      <text:p text:style-name="P1"/>
      <text:p text:style-name="P1">Sect. 4.2: need to justify assumptions 2 &amp; 3</text:p>
      <text:p text:style-name="P1"><text:tab/>Move honest causal est. from RCT to general pop. </text:p>
      <text:p text:style-name="P1"><text:tab/>We like RCT, want to make causal inferences about general pop. that produced indivis. for trial</text:p>
      <text:p text:style-name="P1"><text:tab/>don’t know what relationship is between RCT and pop. </text:p>
      <text:p text:style-name="P1"><text:tab/><text:tab/>What sanity checks could be done on assumptions</text:p>
      <text:p text:style-name="P1"/>
      <text:p text:style-name="P1"><text:tab/>show conditioning on W has improved PATT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4.72</meta:generator>
  </office:meta>
</office:document-meta>
</file>